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8000017BB000017239673D269.svm"/>
  <manifest:file-entry manifest:media-type="image/png" manifest:full-path="Pictures/1000020100000640000002DFDFE72646.png"/>
  <manifest:file-entry manifest:media-type="" manifest:full-path="Pictures/2000000700005721000005CBD927D0AE.svm"/>
  <manifest:file-entry manifest:media-type="" manifest:full-path="Pictures/200000070000386F000005E5EECCB832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pt" fo:country="PT" fo:font-style="italic" fo:font-weight="bold"/>
    </style:style>
    <style:style style:name="P2" style:family="paragraph" style:parent-style-name="Text_20_body">
      <style:paragraph-properties fo:text-align="center" style:justify-single-word="false"/>
      <style:text-properties fo:language="pt" fo:country="PT" fo:font-style="italic"/>
    </style:style>
    <style:style style:name="P3" style:family="paragraph" style:parent-style-name="Text_20_body">
      <style:paragraph-properties fo:line-height="115%" fo:text-align="center" style:justify-single-word="false"/>
      <style:text-properties fo:font-size="12pt" fo:language="pt" fo:country="PT" fo:font-weight="bold"/>
    </style:style>
    <style:style style:name="P4" style:family="paragraph" style:parent-style-name="Text_20_body">
      <style:paragraph-properties fo:line-height="115%" fo:text-align="end" style:justify-single-word="false"/>
      <style:text-properties fo:font-size="12pt" fo:language="pt" fo:country="PT" fo:font-weight="bold" style:font-weight-asian="bold" style:font-weight-complex="bold"/>
    </style:style>
    <style:style style:name="P5" style:family="paragraph" style:parent-style-name="Text_20_body">
      <style:paragraph-properties fo:line-height="115%" fo:text-align="end" style:justify-single-word="false"/>
      <style:text-properties fo:font-size="12pt" fo:language="pt" fo:country="PT"/>
    </style:style>
    <style:style style:name="P6" style:family="paragraph" style:parent-style-name="Text_20_body">
      <style:paragraph-properties fo:line-height="115%"/>
    </style:style>
    <style:style style:name="P7" style:family="paragraph" style:parent-style-name="Text_20_body">
      <style:paragraph-properties fo:line-height="115%" fo:text-align="end" style:justify-single-word="false"/>
    </style:style>
    <style:style style:name="P8" style:family="paragraph" style:parent-style-name="Text_20_body">
      <style:paragraph-properties fo:line-height="115%" fo:text-align="center" style:justify-single-word="false"/>
      <style:text-properties fo:color="#0f243e" fo:font-size="40pt" fo:language="pt" fo:country="PT" fo:font-weight="bold"/>
    </style:style>
    <style:style style:name="P9" style:family="paragraph" style:parent-style-name="Text_20_body">
      <style:paragraph-properties fo:line-height="115%" fo:text-align="center" style:justify-single-word="false"/>
      <style:text-properties fo:color="#0f243e"/>
    </style:style>
    <style:style style:name="P10" style:family="paragraph" style:parent-style-name="Text_20_body">
      <style:paragraph-properties fo:line-height="115%" fo:text-align="center" style:justify-single-word="false"/>
      <style:text-properties fo:color="#0f243e" fo:font-size="45pt" fo:language="pt" fo:country="PT" fo:font-weight="bold"/>
    </style:style>
    <style:style style:name="P11" style:family="paragraph" style:parent-style-name="Text_20_body">
      <style:paragraph-properties fo:line-height="115%"/>
      <style:text-properties fo:font-weight="bold" style:font-weight-asian="bold" style:font-weight-complex="bold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style:text-autospace="none"/>
      <style:text-properties style:use-window-font-color="true" fo:font-size="8pt" fo:language="zxx" fo:country="none" style:font-size-asian="8pt" style:font-size-complex="8pt"/>
    </style:style>
    <style:style style:name="P17" style:family="paragraph" style:parent-style-name="Standard">
      <style:paragraph-properties style:text-autospace="none"/>
      <style:text-properties fo:color="#008000" fo:font-size="8pt" fo:language="zxx" fo:country="none" style:font-size-asian="8pt" style:font-size-complex="8pt"/>
    </style:style>
    <style:style style:name="P18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italic" style:font-style-asian="italic" style:font-style-complex="italic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22" style:family="paragraph" style:parent-style-name="Standard">
      <style:paragraph-properties style:text-autospace="none"/>
      <style:text-properties fo:font-size="8pt" fo:language="zxx" fo:country="none" style:font-size-asian="8pt" style:font-size-complex="8pt"/>
    </style:style>
    <style:style style:name="P23" style:family="paragraph" style:parent-style-name="Standard">
      <style:paragraph-properties style:text-autospace="none"/>
    </style:style>
    <style:style style:name="P24" style:family="paragraph" style:parent-style-name="Standard">
      <style:text-properties fo:font-style="normal" style:font-style-asian="normal" style:font-style-complex="normal"/>
    </style:style>
    <style:style style:name="P25" style:family="paragraph" style:parent-style-name="Standard">
      <style:paragraph-properties>
        <style:tab-stops>
          <style:tab-stop style:position="13.023cm"/>
        </style:tab-stops>
      </style:paragraph-properties>
    </style:style>
    <style:style style:name="P26" style:family="paragraph" style:parent-style-name="Standard">
      <style:paragraph-properties fo:break-before="page"/>
    </style:style>
    <style:style style:name="P27" style:family="paragraph" style:parent-style-name="Standard">
      <style:paragraph-properties fo:break-before="pag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8" style:family="paragraph" style:parent-style-name="Text_20_body" style:master-page-name="First_20_Page">
      <style:paragraph-properties fo:line-height="115%" fo:text-align="center" style:justify-single-word="false" style:page-number="auto"/>
      <style:text-properties fo:font-size="16pt" fo:language="pt" fo:country="PT" fo:font-weight="bold"/>
    </style:style>
    <style:style style:name="P29" style:family="paragraph" style:parent-style-name="Standard">
      <style:text-properties fo:font-style="normal" style:font-style-asian="normal" style:font-style-complex="normal"/>
    </style:style>
    <style:style style:name="P30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font-size="12pt" fo:language="pt" fo:country="PT"/>
    </style:style>
    <style:style style:name="T2" style:family="text">
      <style:text-properties fo:font-size="12pt" fo:language="pt" fo:country="PT" fo:font-weight="bold"/>
    </style:style>
    <style:style style:name="T3" style:family="text">
      <style:text-properties fo:font-size="12pt" fo:language="pt" fo:country="PT" fo:font-weight="bold" fo:background-color="#ffff00"/>
    </style:style>
    <style:style style:name="T4" style:family="text">
      <style:text-properties fo:font-size="12pt" fo:language="pt" fo:country="PT" fo:font-weight="normal" style:font-weight-asian="normal" style:font-weight-complex="normal"/>
    </style:style>
    <style:style style:name="T5" style:family="text">
      <style:text-properties fo:font-size="12pt" fo:language="pt" fo:country="PT" fo:font-weight="normal" fo:background-color="#ffff00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use-window-font-color="true" fo:font-size="8pt" fo:language="zxx" fo:country="none" style:font-size-asian="8pt" style:font-size-complex="8pt"/>
    </style:style>
    <style:style style:name="T11" style:family="text">
      <style:text-properties style:use-window-font-color="true" fo:font-size="8pt" fo:language="none" fo:country="none" style:font-size-asian="8pt" style:font-size-complex="8pt"/>
    </style:style>
    <style:style style:name="T12" style:family="text">
      <style:text-properties fo:color="#0000ff" fo:font-size="8pt" fo:language="zxx" fo:country="none" style:font-size-asian="8pt" style:font-size-complex="8pt"/>
    </style:style>
    <style:style style:name="T13" style:family="text">
      <style:text-properties fo:color="#0000ff" fo:font-size="8pt" fo:language="zxx" fo:country="none" fo:font-style="normal" style:font-size-asian="8pt" style:font-style-asian="normal" style:font-size-complex="8pt" style:font-style-complex="normal"/>
    </style:style>
    <style:style style:name="T14" style:family="text">
      <style:text-properties fo:color="#0000ff" fo:font-size="8pt" fo:language="none" fo:country="none" style:font-size-asian="8pt" style:font-size-complex="8pt"/>
    </style:style>
    <style:style style:name="T15" style:family="text">
      <style:text-properties fo:color="#0000ff" fo:font-size="12pt" fo:language="none" fo:country="none" style:font-size-asian="12pt" style:font-size-complex="12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808080" fo:font-size="8pt" fo:language="zxx" fo:country="none" style:font-size-asian="8pt" style:font-size-complex="8pt"/>
    </style:style>
    <style:style style:name="T18" style:family="text">
      <style:text-properties fo:color="#000000" fo:font-size="12pt" fo:language="zxx" fo:country="none" style:font-size-asian="12pt" style:font-size-complex="12pt"/>
    </style:style>
    <style:style style:name="T19" style:family="text">
      <style:text-properties fo:color="#000000" fo:font-size="12pt" fo:language="zxx" fo:country="none" fo:font-style="normal" style:font-size-asian="12pt" style:font-style-asian="normal" style:font-size-complex="12pt" style:font-style-complex="normal"/>
    </style:style>
    <style:style style:name="T20" style:family="text">
      <style:text-properties fo:color="#000000" fo:font-size="12pt" fo:language="none" fo:country="none" style:font-size-asian="12pt" style:font-size-complex="12pt"/>
    </style:style>
    <style:style style:name="T21" style:family="text">
      <style:text-properties fo:color="#000000" fo:font-size="12pt" fo:language="none" fo:country="none" fo:font-style="italic" style:font-size-asian="12pt" style:font-style-asian="italic" style:font-size-complex="12pt" style:font-style-complex="italic"/>
    </style:style>
    <style:style style:name="T22" style:family="text">
      <style:text-properties fo:background-color="#fff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2" draw:name="objectos gráficos1" text:anchor-type="paragraph" svg:x="-0.041cm" svg:y="0.079cm" svg:width="3.872cm" svg:height="3.773cm" draw:z-index="6"><draw:image xlink:href="Pictures/20000008000017BB000017239673D269.svm" xlink:type="simple" xlink:show="embed" xlink:actuate="onLoad"/></draw:frame><text:tab/>Instituto Superior de Engenharia de Lisboa</text:p>
      <text:p text:style-name="P3"><text:tab/>Ano Lectivo 2010/2011 – Semestre Verão</text:p>
      <text:p text:style-name="P6"> </text:p>
      <text:p text:style-name="P6"> </text:p>
      <text:p text:style-name="P6"> </text:p>
      <text:p text:style-name="P6"> </text:p>
      <text:p text:style-name="P6"> </text:p>
      <text:p text:style-name="P6"/>
      <text:p text:style-name="P6"/>
      <text:p text:style-name="P8">Sistemas de Informação 2</text:p>
      <text:p text:style-name="P9"> </text:p>
      <text:p text:style-name="P10">2ª Aula Prática</text:p>
      <text:p text:style-name="P6"/>
      <text:p text:style-name="P6"> </text:p>
      <text:p text:style-name="P6"> </text:p>
      <text:p text:style-name="P6"> </text:p>
      <text:p text:style-name="P6"> </text:p>
      <text:p text:style-name="P6"><text:span text:style-name="T2">Professor: </text:span><text:span text:style-name="T4">Felipe Profírio</text:span></text:p>
      <text:p text:style-name="P6"><text:span text:style-name="T2">Data de Entrega: </text:span><text:span text:style-name="T3">16</text:span><text:span text:style-name="T5"> de Abril de 2011</text:span></text:p>
      <text:p text:style-name="P11"> </text:p>
      <text:p text:style-name="P6"> </text:p>
      <text:p text:style-name="P7"><text:span text:style-name="T2">Autor</text:span><text:span text:style-name="T1">:</text:span></text:p>
      <text:p text:style-name="P5">Cláudia Crisóstomo nº 32142</text:p>
      <text:p text:style-name="P5">Nuno Cancelo nº 31401</text:p>
      <text:p text:style-name="P5">Nuno Sousa nº 33595</text:p>
      <text:p text:style-name="P5"/>
      <text:p text:style-name="P4">Turma:</text:p>
      <text:p text:style-name="P5">LI51N</text:p>
      <text:p text:style-name="Standard"/>
      <text:p text:style-name="Standard"/>
      <text:p text:style-name="P14"><text:soft-page-break/>Índice</text:p>
      <text:p text:style-name="P20"/>
      <text:p text:style-name="P27">Grupo I</text:p>
      <text:p text:style-name="Standard"/>
      <text:p text:style-name="P15">A pasta scripts parte 1 contém nove testes/experiências que deve explorar, utilizando o SQL Server Management <text:s/>Studio <text:s/>(SSMS). <text:s/>Cada <text:s/>teste <text:s/>é <text:s/>constituído <text:s/>por <text:s/>um <text:s/>conjunto <text:s/>de <text:s/>scripts T-SQL, <text:s/>que <text:s/>devem <text:s/>ser <text:s/>executados <text:s/>em <text:s/>concorrência, <text:s/>cada <text:s/>um <text:s/>numa <text:s/>ligação <text:s/>dedicada <text:s/>ao SGBD. Respeite a ordem temporal indicada em cada script, por etiquetas temporais, e.g. t1. Sugere-se que <text:s/>tenha aberto no SSMS apenas os <text:s/>ficheiros que compõem o <text:s/>teste que está a explorar no momento. Os testes pressupõem a existência de um modelo de dados. Para isso utilize o código presente no script create.sql. </text:p>
      <text:p text:style-name="P15"/>
      <text:p text:style-name="P15">Para cada teste indique, comentando: </text:p>
      <text:p text:style-name="P15"><text:span text:style-name="T16">a. </text:span><text:s/>Os resultados obtidos, incluindo os valores parciais que se vão obtendo e a consistência desses valores; </text:p>
      <text:p text:style-name="P15"><text:span text:style-name="T9">b.</text:span> <text:s/>As anomalias detectadas, caso existam; </text:p>
      <text:p text:style-name="P15"><text:span text:style-name="T16">c. </text:span><text:s/>A razão porque algumas transacções esperam (ou não) por outras quando acedem aos mesmos dados; </text:p>
      <text:p text:style-name="P15"><text:span text:style-name="T16">d. <text:s/></text:span>As razões porque o SGBD aborta algumas transacções; </text:p>
      <text:p text:style-name="P15"><text:span text:style-name="T16">e. </text:span><text:s/>A solução, se existir, para as anomalias detectadas. </text:p>
      <text:p text:style-name="Standard"/>
      <text:p text:style-name="P13">Resolução:</text:p>
      <text:p text:style-name="P13"/>
      <text:p text:style-name="P21">Teste 1:</text:p>
      <text:p text:style-name="Standard">a) Neste teste o ambos os Scripts iniciam transacções sendo que o 1º usa o read uncommited como isolation method.</text:p>
      <text:p text:style-name="Standard">Durante a execução o S2 altera o valor da conta com id=2 para 1500 que o S1 lê durante a sua execução mas como o S2 antes de terminar faz rollback da sua transação o valor volta ao inicial de 2000. Quando S1 faz commit não alterou valor nenhum, simplesmente consultou o valor 1500 por isso o valor no final fica com os 2000 iniciais.</text:p>
      <text:p text:style-name="Standard">b) sem anomalias de execução</text:p>
      <text:p text:style-name="Standard">c) S2 não espera por S1 porque foi iniciada com read uncommited</text:p>
      <text:p text:style-name="Standard">d) não aborta</text:p>
      <text:p text:style-name="Standard">e) <text:span text:style-name="T8">Não aplicável.</text:span></text:p>
      <text:p text:style-name="Standard"/>
      <text:p text:style-name="P21">Teste 2:</text:p>
      <text:p text:style-name="Standard">a) Neste caso, como S1 inicia a transacção com read commited não lê valores que tenham sido alterados e cuja transação não tenha terminado (dirty bit). S2 altera o valor do id=2 para 1500 mas não finaliza a transação. S1 lê o valor do id=1 mas ao tentar ler o valod do ID=2 fica parado à espera que a transação termine. S2 altera o valor para 1500 mas no final em vez de commit faz rollback pelo que S1 mostra o valor 2000. Depois, efectua commit mas como não houve alterações ao valor continua lá com 2000.</text:p>
      <text:p text:style-name="Standard">b) sem anomalias de execução</text:p>
      <text:p text:style-name="Standard">c) S1 espera por S2 uma vez que S2 alterou o valor da conta com ID=2 e S1 fica à espera que a S2 termine a transação antes de mostrar o valor</text:p>
      <text:p text:style-name="Standard">d) não aborta</text:p>
      <text:p text:style-name="Standard">e) <text:span text:style-name="T8">Não aplicável.</text:span></text:p>
      <text:p text:style-name="P21"><text:soft-page-break/>Teste3:</text:p>
      <text:p text:style-name="Standard">a)</text:p>
      <text:p text:style-name="P17">/*transaction isolation level read uncommitted*/</text:p>
      <text:p text:style-name="P17">/*transaction isolation level repeatable read*/</text:p>
      <text:p text:style-name="P17">/*t3*/</text:p>
      <text:p text:style-name="P16">1100</text:p>
      <text:p text:style-name="P16"/>
      <text:p text:style-name="P23"><text:span text:style-name="T17">(</text:span><text:span text:style-name="T10">1 row</text:span><text:span text:style-name="T17">(</text:span><text:span text:style-name="T10">s</text:span><text:span text:style-name="T17">)</text:span><text:span text:style-name="T10"> affected</text:span><text:span text:style-name="T17">)</text:span></text:p>
      <text:p text:style-name="P16">1200</text:p>
      <text:p text:style-name="P17">/*t4*/</text:p>
      <text:p text:style-name="P16">2100</text:p>
      <text:p text:style-name="P16"/>
      <text:p text:style-name="P23"><text:span text:style-name="T17">(</text:span><text:span text:style-name="T10">1 row</text:span><text:span text:style-name="T17">(</text:span><text:span text:style-name="T10">s</text:span><text:span text:style-name="T17">)</text:span><text:span text:style-name="T10"> affected</text:span><text:span text:style-name="T17">)</text:span></text:p>
      <text:p text:style-name="P16">2200</text:p>
      <text:p text:style-name="P17">/*t5*/</text:p>
      <text:p text:style-name="P16">Executing Query</text:p>
      <text:p text:style-name="P17">/*t6*/</text:p>
      <text:p text:style-name="P23"><text:span text:style-name="T10">Msg 1205</text:span><text:span text:style-name="T17">,</text:span><text:span text:style-name="T10"> </text:span><text:span text:style-name="T12">Level</text:span><text:span text:style-name="T10"> 13</text:span><text:span text:style-name="T17">,</text:span><text:span text:style-name="T10"> </text:span><text:span text:style-name="T12">State</text:span><text:span text:style-name="T10"> 51</text:span><text:span text:style-name="T17">,</text:span><text:span text:style-name="T10"> Line 2</text:span></text:p>
      <text:p text:style-name="P23"><text:span text:style-name="T12">Transaction </text:span><text:span text:style-name="T17">(</text:span><text:span text:style-name="T10">Process ID 52</text:span><text:span text:style-name="T17">)</text:span><text:span text:style-name="T10"> was deadlocked </text:span><text:span text:style-name="T12">on</text:span><text:span text:style-name="T10"> lock resources </text:span><text:span text:style-name="T12">with</text:span><text:span text:style-name="T10"> another process </text:span><text:span text:style-name="T17">and</text:span><text:span text:style-name="T10"> has been chosen </text:span><text:span text:style-name="T12">as</text:span><text:span text:style-name="T10"> the deadlock victim</text:span><text:span text:style-name="T17">.</text:span><text:span text:style-name="T10"> Rerun the </text:span><text:span text:style-name="T12">transaction</text:span><text:span text:style-name="T17">.</text:span></text:p>
      <text:p text:style-name="P17">/*t5*/</text:p>
      <text:p text:style-name="P16">2200</text:p>
      <text:p text:style-name="P16"/>
      <text:p text:style-name="P23"><text:span text:style-name="T17">(</text:span><text:span text:style-name="T10">1 row</text:span><text:span text:style-name="T17">(</text:span><text:span text:style-name="T10">s</text:span><text:span text:style-name="T17">)</text:span><text:span text:style-name="T10"> affected</text:span><text:span text:style-name="T17">)</text:span></text:p>
      <text:p text:style-name="P16">2300</text:p>
      <text:p text:style-name="P17">/*t7*/</text:p>
      <text:p text:style-name="P23"><text:span text:style-name="T12">rollback </text:span><text:span text:style-name="T17">(</text:span><text:span text:style-name="T12">transaction</text:span><text:span text:style-name="T10"> </text:span><text:span text:style-name="T12">isolation</text:span><text:span text:style-name="T10"> </text:span><text:span text:style-name="T12">level</text:span><text:span text:style-name="T10"> </text:span><text:span text:style-name="T12">read</text:span><text:span text:style-name="T10"> </text:span><text:span text:style-name="T12">uncommitted</text:span><text:span text:style-name="T17">)</text:span></text:p>
      <text:p text:style-name="P17">/*t8*/</text:p>
      <text:p text:style-name="P23"><text:span text:style-name="T10"><text:s/>roolback</text:span><text:span text:style-name="T12"> </text:span><text:span text:style-name="T17">(</text:span><text:span text:style-name="T12">transaction</text:span><text:span text:style-name="T10"> </text:span><text:span text:style-name="T12">isolation</text:span><text:span text:style-name="T10"> </text:span><text:span text:style-name="T12">level</text:span><text:span text:style-name="T10"> </text:span><text:span text:style-name="T12">repeatable</text:span><text:span text:style-name="T10"> </text:span><text:span text:style-name="T12">read</text:span><text:span text:style-name="T17">)</text:span></text:p>
      <text:p text:style-name="P23"><text:span text:style-name="T10">Msg 3903</text:span><text:span text:style-name="T17">,</text:span><text:span text:style-name="T10"> </text:span><text:span text:style-name="T12">Level</text:span><text:span text:style-name="T10"> 16</text:span><text:span text:style-name="T17">,</text:span><text:span text:style-name="T10"> </text:span><text:span text:style-name="T12">State</text:span><text:span text:style-name="T10"> 1</text:span><text:span text:style-name="T17">,</text:span><text:span text:style-name="T10"> Line 1</text:span></text:p>
      <text:p text:style-name="P23"><text:span text:style-name="T10">The </text:span><text:span text:style-name="T12">ROLLBACK</text:span><text:span text:style-name="T10"> </text:span><text:span text:style-name="T12">TRANSACTION</text:span><text:span text:style-name="T10"> request has </text:span><text:span text:style-name="T12">no</text:span><text:span text:style-name="T10"> corresponding </text:span><text:span text:style-name="T12">BEGIN</text:span><text:span text:style-name="T10"> </text:span><text:span text:style-name="T12">TRANSACTION</text:span><text:span text:style-name="T17">.</text:span></text:p>
      <text:p text:style-name="Standard"/>
      <text:p text:style-name="Standard">b) Ocorrência de deadlock entre as duas transacções, a transacção de S2 é abortada (porque foi esta que originou o deadlock), por isso, a execução de “rollback” de S2 mostra uma mensagem de erro.</text:p>
      <text:p text:style-name="P22">Msg 1205, Level 13, State 51, Line 5</text:p>
      <text:p text:style-name="P22">Transaction (Process ID 54) was deadlocked on lock resources with another process and has been chosen as the deadlock victim. Rerun the transaction.</text:p>
      <text:p text:style-name="Standard">c) O S1 espera por S2 porque S1 alterou o saldo do id 2, por isso S1 espera que transacção de S2 acabe para mostrar valor e alterá-lo novamente.</text:p>
      <text:p text:style-name="Standard">d)O SGBD abortou a transacção S2 porque foi esta que originou o deadlock, caso esta não fosse abortada S1 esperava por S2 e S2 esparava por S1 infinitamente.</text:p>
      <text:p text:style-name="Standard">e) A sequência de etiquetas temporais deverá ser:</text:p>
      <text:p text:style-name="Standard"><text:tab/><text:span text:style-name="T7">T1 → T2 → T3 → T6 → T5 → T7 → T4 → T8</text:span></text:p>
      <text:p text:style-name="Standard"/>
      <text:p text:style-name="P18">Teste4:</text:p>
      <text:p text:style-name="Standard">a) S1 inicia a transacção com <text:span text:style-name="T6">read committed</text:span><text:span text:style-name="T8"> não lê valores que tenham sido alterados e e cuja transação não tenha terminado (dirty bit). S1 mostra 1000 de “saldo” no id = 1. Como S2 faz uma alteração no valor do saldo no id=1, a leitura efectuada novamente por S1 mostra agora 1100.</text:span></text:p>
      <text:p text:style-name="Standard">b) Sem anomalias de execução.</text:p>
      <text:p text:style-name="Standard">c) S1 não espera por S2 porque S1 é <text:span text:style-name="T6">read committed</text:span> e S2 ao actualizar o saldo de id=1 efectuou <text:span text:style-name="T6">commit</text:span> à transacção.</text:p>
      <text:p text:style-name="Standard">d) Não aborta.</text:p>
      <text:p text:style-name="Standard">e) <text:span text:style-name="T8">Não aplicável.</text:span></text:p>
      <text:p text:style-name="Standard"/>
      <text:p text:style-name="Standard"/>
      <text:p text:style-name="Standard"/>
      <text:p text:style-name="Standard"/>
      <text:p text:style-name="P19"><text:soft-page-break/>Teste 5:</text:p>
      <text:p text:style-name="P24">a) S1 inicia a transacção <text:span text:style-name="T6">read committed </text:span>e começa por inserir um tuplo com o mesmo conteúdo que conta, saldo e id, e é mostrado o valor do saldo, 1000. S2 actualiza o valor do saldo do id=1 para 6000 e este conteúdo é mostrado.</text:p>
      <text:p text:style-name="P24">b) Sem anomalias de execução.</text:p>
      <text:p text:style-name="P24">c) S1 não espera por S2 porque quando é efectuada a alteração no tuplo é executado o <text:span text:style-name="T6">commit,</text:span> o que permite a S1 aceder ao valor saldo de id=1.</text:p>
      <text:p text:style-name="P24">d) Não aborta.</text:p>
      <text:p text:style-name="P24">e) Não aplicável.</text:p>
      <text:p text:style-name="Standard"/>
      <text:p text:style-name="P19">Teste 6:</text:p>
      <text:p text:style-name="P25">a) S1 inicia a transacção <text:span text:style-name="T6">repeateble read </text:span><text:span text:style-name="T8">o valores parciais que são mostrados na consola mostram em 3 momentos qual a média do saldo de todas as contas, primeiro 1500 devido a existencia de 2 tuplos com 1000 e 2000 se saldo, como S2 insere um novo tuplo na tabela conta cujo saldo é de 0 a média continua a ser a mesma, 1500, por fim, S2 volta a inserir outro tuplo cujo saldo é de 5000 e valor indicado na consola é de 2666.67 pela transacção S1.</text:span></text:p>
      <text:p text:style-name="Standard">b) Sem anomalias de execução.</text:p>
      <text:p text:style-name="Standard">c) S1 não espera por S2 porque as duas operações efectuadas por S2 são atómicas<text:span text:style-name="T8">.</text:span></text:p>
      <text:p text:style-name="Standard">d) Não aborta.</text:p>
      <text:p text:style-name="Standard">e) <text:span text:style-name="T8">Não aplicável.</text:span></text:p>
      <text:p text:style-name="P24"/>
      <text:p text:style-name="P19">Teste 7:</text:p>
      <text:p text:style-name="Standard"><text:span text:style-name="T8">a) S1 inicia uma transacção que altera as configurações da base de dados mais concretamente: </text:span><text:span text:style-name="T12">ALLOW_SNAPSHOT_ISOLATION </text:span><text:span text:style-name="T18">e</text:span><text:span text:style-name="T12"> </text:span><text:span text:style-name="T13">READ_COMMITTED_SNAPSHOT. </text:span><text:span text:style-name="T19">Estas alterações baseam-se em permitir sejam geradas várias versões de tuplos alterados (</text:span><text:span text:style-name="T13">ALLOW_SNAPSHOT_ISOLATION</text:span><text:span text:style-name="T19">)e que a alteraçoes à base de dados seja efectuada por qualquer transacção(</text:span><text:span text:style-name="T13">READ_COMMITTED_SNAPSHOT</text:span><text:span text:style-name="T19">) como esta verificado no passo t1. Antes de t1 acabar voltou-se a activar </text:span><text:span text:style-name="T13">ALLOW_SNAPSHOT_ISOLATION</text:span><text:span text:style-name="T19"> para que mais nenhuma inserção seja efectuada. S2 efectua alterações aos conteúdos da tabela conta, S3 visualiza-os e por fim S4 verifica quais as transacções que efectuaram alterações e onde foram estas, através do id de cada item. Em S1 um valor de saldo com id=1 com 1000 em todas as selecções, excepto no select de t12. S3 mostra na consola valor 12000, valor actualizado em S2. Por fim, em S4:</text:span></text:p>
      <text:p text:style-name="P24"><draw:frame draw:style-name="fr1" draw:name="objectos gráficos4" text:anchor-type="paragraph" svg:x="0.219cm" svg:y="1.681cm" svg:width="17cm" svg:height="1.131cm" draw:z-index="8"><draw:image xlink:href="Pictures/2000000700005721000005CBD927D0AE.svm" xlink:type="simple" xlink:show="embed" xlink:actuate="onLoad"/></draw:frame><draw:frame draw:style-name="fr1" draw:name="objectos gráficos3" text:anchor-type="paragraph" svg:x="0.25cm" svg:y="0cm" svg:width="14.446cm" svg:height="1.508cm" draw:z-index="7"><draw:image xlink:href="Pictures/200000070000386F000005E5EECCB832.svm" xlink:type="simple" xlink:show="embed" xlink:actuate="onLoad"/></draw:frame>b) Sem anomalias de execução.</text:p>
      <text:p text:style-name="P24">c) S3 espera que S2 conclua a sua transacção pois S3 vê valores commited e nesse momento esses estavam dirty. </text:p>
      <text:p text:style-name="P24">d)Não aborta.</text:p>
      <text:p text:style-name="P24">e) Não aplicável.</text:p>
      <text:p text:style-name="Standard"/>
      <text:p text:style-name="Standard"/>
      <text:p text:style-name="Standard"/>
      <text:p text:style-name="Standard"/>
      <text:p text:style-name="Standard"/>
      <text:p text:style-name="P19"><text:soft-page-break/>Teste 8:</text:p>
      <text:p text:style-name="P24">a) </text:p>
      <text:p text:style-name="Standard"><text:span text:style-name="T8">b) A anomalia <text:s/>está presente em: </text:span><text:span text:style-name="T14">ALTER</text:span><text:span text:style-name="T11"> </text:span><text:span text:style-name="T14">DATABASE</text:span><text:span text:style-name="T11"> db_si_ap <text:s text:c="4"/></text:span><text:span text:style-name="T14">SET</text:span><text:span text:style-name="T11"> </text:span><text:span text:style-name="T14">READ_COMMITTED_SNAPSHOT</text:span><text:span text:style-name="T11"> </text:span><text:span text:style-name="T14">ON.</text:span></text:p>
      <text:p text:style-name="Standard"><text:span text:style-name="T20"><text:tab/>Para que este </text:span><text:span text:style-name="T21">estatement</text:span><text:span text:style-name="T20"> funcione sem probelmas então não devem haver ligações activas a partir desta execução, mas acontece que foi criada uma ligaçao através da transacção t0 antes da execução deste </text:span><text:span text:style-name="T21">statement.</text:span></text:p>
      <text:p text:style-name="P24">c) </text:p>
      <text:p text:style-name="P24">d) </text:p>
      <text:p text:style-name="P24">e) <text:span text:style-name="T22">Não sei como resolver!</text:span></text:p>
      <text:p text:style-name="P24"/>
      <text:p text:style-name="P15"><text:span text:style-name="T16">a. </text:span><text:s/>Os resultados obtidos, incluindo os valores parciais que se vão obtendo e a consistência desses valores; </text:p>
      <text:p text:style-name="P15"><text:span text:style-name="T9">b.</text:span> <text:s/>As anomalias detectadas, caso existam; </text:p>
      <text:p text:style-name="P15"><text:span text:style-name="T16">c. </text:span><text:s/>A razão porque algumas transacções esperam (ou não) por outras quando acedem aos mesmos dados; </text:p>
      <text:p text:style-name="P15"><text:span text:style-name="T16">d. <text:s/></text:span>As razões porque o SGBD aborta algumas transacções; </text:p>
      <text:p text:style-name="P15"><text:span text:style-name="T16">e. </text:span><text:s/>A solução, se existir, para as anomalias detectadas. 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fo:language="pt" fo:country="PT" fo:font-style="italic" fo:font-weight="bold"/>
    </style:style>
    <style:style style:name="MP2" style:family="paragraph" style:parent-style-name="Text_20_body">
      <style:paragraph-properties fo:text-align="center" style:justify-single-word="false"/>
      <style:text-properties fo:language="pt" fo:country="PT" fo:font-style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objectos gráficos2" text:anchor-type="paragraph" svg:x="-0.005cm" svg:y="0.011cm" svg:width="4.18cm" svg:height="1.871cm" draw:z-index="5"><draw:image xlink:href="Pictures/1000020100000640000002DFDFE72646.png" xlink:type="simple" xlink:show="embed" xlink:actuate="onLoad"/></draw:frame>Engenharia Informática e Computadores</text:p>
        <text:p text:style-name="MP2">Sistemas de Informação 2</text:p>
      </style:header>
      <style:footer>
        <text:p text:style-name="MP3"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3T19:49:28.21</meta:creation-date>
    <meta:generator>OpenOffice.org/3.3$Win32 OpenOffice.org_project/330m20$Build-9567</meta:generator>
    <meta:editing-duration>P1DT9H54M28S</meta:editing-duration>
    <meta:editing-cycles>16</meta:editing-cycles>
    <dc:date>2011-04-24T18:31:54.77</dc:date>
    <dc:creator>ElviP </dc:creator>
    <meta:document-statistic meta:table-count="0" meta:image-count="4" meta:object-count="0" meta:page-count="7" meta:paragraph-count="120" meta:word-count="1270" meta:character-count="7301"/>
  </office:meta>
</office:document-meta>
</file>